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2fd08a"/>
    </style:style>
    <style:style style:name="P2" style:family="paragraph" style:parent-style-name="Text_20_body">
      <style:text-properties officeooo:paragraph-rsid="0030a0dd"/>
    </style:style>
    <style:style style:name="P3" style:family="paragraph" style:parent-style-name="Text_20_body">
      <style:text-properties officeooo:paragraph-rsid="0034ef2d"/>
    </style:style>
    <style:style style:name="P4" style:family="paragraph" style:parent-style-name="Text_20_body">
      <style:text-properties officeooo:paragraph-rsid="0077b5a6"/>
    </style:style>
    <style:style style:name="P5" style:family="paragraph" style:parent-style-name="Text_20_body">
      <style:text-properties officeooo:paragraph-rsid="0079b0a9"/>
    </style:style>
    <style:style style:name="P6" style:family="paragraph" style:parent-style-name="Text_20_body">
      <style:text-properties officeooo:paragraph-rsid="00870108"/>
    </style:style>
    <style:style style:name="P7" style:family="paragraph" style:parent-style-name="Text_20_body">
      <style:text-properties officeooo:paragraph-rsid="008d5c76"/>
    </style:style>
    <style:style style:name="P8" style:family="paragraph" style:parent-style-name="Text_20_body">
      <style:text-properties officeooo:paragraph-rsid="0091bd33"/>
    </style:style>
    <style:style style:name="P9" style:family="paragraph" style:parent-style-name="Text_20_body">
      <style:text-properties officeooo:paragraph-rsid="009a23cd"/>
    </style:style>
    <style:style style:name="P10" style:family="paragraph" style:parent-style-name="Quotations">
      <style:text-properties officeooo:paragraph-rsid="0038997e"/>
    </style:style>
    <style:style style:name="P11" style:family="paragraph" style:parent-style-name="Quotations">
      <style:text-properties officeooo:paragraph-rsid="004ab2cc"/>
    </style:style>
    <style:style style:name="P12" style:family="paragraph" style:parent-style-name="Quotations">
      <style:text-properties officeooo:paragraph-rsid="004b839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text-properties officeooo:rsid="001f7e6b"/>
    </style:style>
    <style:style style:name="P16" style:family="paragraph" style:parent-style-name="Text_20_body" style:list-style-name="L1"/>
    <style:style style:name="P17" style:family="paragraph" style:parent-style-name="Text_20_body">
      <style:text-properties officeooo:rsid="002f252e"/>
    </style:style>
    <style:style style:name="P18" style:family="paragraph" style:parent-style-name="Text_20_body" style:list-style-name="L3"/>
    <style:style style:name="P19" style:family="paragraph" style:parent-style-name="Text_20_body">
      <style:text-properties officeooo:rsid="00268463"/>
    </style:style>
    <style:style style:name="P20" style:family="paragraph" style:parent-style-name="Text_20_body">
      <style:text-properties officeooo:rsid="00344852" officeooo:paragraph-rsid="00344852"/>
    </style:style>
    <style:style style:name="P21" style:family="paragraph" style:parent-style-name="Text_20_body">
      <style:text-properties officeooo:rsid="003a575e"/>
    </style:style>
    <style:style style:name="P22" style:family="paragraph" style:parent-style-name="Text_20_body">
      <style:text-properties officeooo:paragraph-rsid="009fd6e2"/>
    </style:style>
    <style:style style:name="P23" style:family="paragraph" style:parent-style-name="Text_20_body">
      <style:text-properties officeooo:paragraph-rsid="00a08d53"/>
    </style:style>
    <style:style style:name="P24" style:family="paragraph" style:parent-style-name="Text_20_body" style:list-style-name="L6">
      <style:text-properties officeooo:paragraph-rsid="00a08d53"/>
    </style:style>
    <style:style style:name="P25" style:family="paragraph" style:parent-style-name="Text_20_body" style:list-style-name="L6">
      <style:text-properties officeooo:paragraph-rsid="00a0f3c6"/>
    </style:style>
    <style:style style:name="P26" style:family="paragraph" style:parent-style-name="Text_20_body" style:list-style-name="L6">
      <style:text-properties officeooo:paragraph-rsid="00a39ebe"/>
    </style:style>
    <style:style style:name="P27" style:family="paragraph" style:parent-style-name="Text_20_body" style:list-style-name="L6">
      <style:text-properties officeooo:paragraph-rsid="00a3c75d"/>
    </style:style>
    <style:style style:name="P28" style:family="paragraph" style:parent-style-name="Text_20_body">
      <style:text-properties officeooo:paragraph-rsid="00ba557b"/>
    </style:style>
    <style:style style:name="P29" style:family="paragraph" style:parent-style-name="Text_20_body">
      <style:text-properties officeooo:paragraph-rsid="00bf6ee6"/>
    </style:style>
    <style:style style:name="P30" style:family="paragraph" style:parent-style-name="Heading_20_2">
      <style:text-properties officeooo:rsid="00203ac8"/>
    </style:style>
    <style:style style:name="P31" style:family="paragraph" style:parent-style-name="Heading_20_2">
      <style:text-properties officeooo:rsid="00203ac8" officeooo:paragraph-rsid="00203ac8"/>
    </style:style>
    <style:style style:name="P32" style:family="paragraph" style:parent-style-name="Heading_20_2">
      <style:text-properties officeooo:paragraph-rsid="009a23cd"/>
    </style:style>
    <style:style style:name="P33" style:family="paragraph" style:parent-style-name="Heading_20_1">
      <style:text-properties officeooo:paragraph-rsid="001f2b9a"/>
    </style:style>
    <style:style style:name="P34" style:family="paragraph" style:parent-style-name="Heading_20_1">
      <style:text-properties officeooo:paragraph-rsid="00203ac8"/>
    </style:style>
    <style:style style:name="P35" style:family="paragraph" style:parent-style-name="Heading_20_1">
      <style:text-properties officeooo:rsid="00268463"/>
    </style:style>
    <style:style style:name="P36" style:family="paragraph" style:parent-style-name="Heading_20_1">
      <style:text-properties officeooo:rsid="0028aeed"/>
    </style:style>
    <style:style style:name="P37" style:family="paragraph" style:parent-style-name="Title">
      <style:text-properties officeooo:rsid="001f2b9a" officeooo:paragraph-rsid="001f2b9a"/>
    </style:style>
    <style:style style:name="P38" style:family="paragraph" style:parent-style-name="Quotations">
      <style:text-properties officeooo:rsid="001edf65" officeooo:paragraph-rsid="002dc4d0"/>
    </style:style>
    <style:style style:name="P39" style:family="paragraph" style:parent-style-name="Quotations">
      <style:text-properties officeooo:rsid="001f2b9a"/>
    </style:style>
    <style:style style:name="P40" style:family="paragraph" style:parent-style-name="Quotations">
      <style:text-properties officeooo:rsid="00203ac8"/>
    </style:style>
    <style:style style:name="P41" style:family="paragraph" style:parent-style-name="Quotations">
      <style:text-properties officeooo:rsid="002e5598" officeooo:paragraph-rsid="004b839e"/>
    </style:style>
    <style:style style:name="P42" style:family="paragraph" style:parent-style-name="Quotations" style:list-style-name="L1"/>
    <style:style style:name="P43" style:family="paragraph" style:parent-style-name="Quotations" style:list-style-name="L2"/>
    <style:style style:name="P44" style:family="paragraph" style:parent-style-name="Quotations">
      <style:text-properties officeooo:rsid="00249870"/>
    </style:style>
    <style:style style:name="P45" style:family="paragraph" style:parent-style-name="Quotations">
      <style:text-properties officeooo:rsid="002fd08a" officeooo:paragraph-rsid="004fafce"/>
    </style:style>
    <style:style style:name="P46" style:family="paragraph" style:parent-style-name="Quotations" style:list-style-name="L3"/>
    <style:style style:name="P47" style:family="paragraph" style:parent-style-name="Quotations" style:list-style-name="L4"/>
    <style:style style:name="P48" style:family="paragraph" style:parent-style-name="Quotations" style:list-style-name="L5"/>
    <style:style style:name="P49" style:family="paragraph" style:parent-style-name="Quotations">
      <style:text-properties officeooo:rsid="0028aeed"/>
    </style:style>
    <style:style style:name="P50" style:family="paragraph" style:parent-style-name="Quotations">
      <style:text-properties officeooo:rsid="002a2830" officeooo:paragraph-rsid="0038997e"/>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2b9a"/>
    </style:style>
    <style:style style:name="T2" style:family="text">
      <style:text-properties officeooo:rsid="001f7e6b"/>
    </style:style>
    <style:style style:name="T3" style:family="text">
      <style:text-properties officeooo:rsid="00203ac8"/>
    </style:style>
    <style:style style:name="T4" style:family="text">
      <style:text-properties officeooo:rsid="00220f38"/>
    </style:style>
    <style:style style:name="T5" style:family="text">
      <style:text-properties officeooo:rsid="0022447d"/>
    </style:style>
    <style:style style:name="T6" style:family="text">
      <style:text-properties officeooo:rsid="00249870"/>
    </style:style>
    <style:style style:name="T7" style:family="text">
      <style:text-properties officeooo:rsid="002600d6"/>
    </style:style>
    <style:style style:name="T8" style:family="text">
      <style:text-properties officeooo:rsid="00279bed"/>
    </style:style>
    <style:style style:name="T9" style:family="text">
      <style:text-properties officeooo:rsid="00288063"/>
    </style:style>
    <style:style style:name="T10" style:family="text">
      <style:text-properties officeooo:rsid="002a2830"/>
    </style:style>
    <style:style style:name="T11" style:family="text">
      <style:text-properties fo:font-style="italic"/>
    </style:style>
    <style:style style:name="T12" style:family="text">
      <style:text-properties fo:font-style="italic" officeooo:rsid="009bf3f8" style:font-style-asian="italic" style:font-style-complex="italic"/>
    </style:style>
    <style:style style:name="T13" style:family="text">
      <style:text-properties fo:font-style="italic" officeooo:rsid="00781ffc" style:font-style-asian="italic" style:font-style-complex="italic"/>
    </style:style>
    <style:style style:name="T14" style:family="text">
      <style:text-properties fo:font-style="italic" officeooo:rsid="00bd484a" style:font-style-asian="italic" style:font-style-complex="italic"/>
    </style:style>
    <style:style style:name="T15" style:family="text">
      <style:text-properties fo:font-style="italic" officeooo:rsid="002a2830"/>
    </style:style>
    <style:style style:name="T16" style:family="text">
      <style:text-properties fo:font-style="italic" officeooo:rsid="002e5598"/>
    </style:style>
    <style:style style:name="T17" style:family="text">
      <style:text-properties fo:font-style="italic" officeooo:rsid="0050fc01"/>
    </style:style>
    <style:style style:name="T18" style:family="text">
      <style:text-properties officeooo:rsid="002dc4d0"/>
    </style:style>
    <style:style style:name="T19" style:family="text">
      <style:text-properties officeooo:rsid="002e5598"/>
    </style:style>
    <style:style style:name="T20" style:family="text">
      <style:text-properties officeooo:rsid="002fd08a"/>
    </style:style>
    <style:style style:name="T21" style:family="text">
      <style:text-properties officeooo:rsid="0030a0dd"/>
    </style:style>
    <style:style style:name="T22" style:family="text">
      <style:text-properties officeooo:rsid="00325667"/>
    </style:style>
    <style:style style:name="T23" style:family="text">
      <style:text-properties officeooo:rsid="0034ef2d"/>
    </style:style>
    <style:style style:name="T24" style:family="text">
      <style:text-properties officeooo:rsid="0035e022"/>
    </style:style>
    <style:style style:name="T25" style:family="text">
      <style:text-properties officeooo:rsid="0037618e"/>
    </style:style>
    <style:style style:name="T26" style:family="text">
      <style:text-properties officeooo:rsid="003a87f9"/>
    </style:style>
    <style:style style:name="T27" style:family="text">
      <style:text-properties officeooo:rsid="003a8d14"/>
    </style:style>
    <style:style style:name="T28" style:family="text">
      <style:text-properties fo:font-style="normal" officeooo:rsid="003a87f9" style:font-style-asian="normal" style:font-style-complex="normal"/>
    </style:style>
    <style:style style:name="T29" style:family="text">
      <style:text-properties fo:font-style="normal" officeooo:rsid="00bd484a" style:font-style-asian="normal" style:font-style-complex="normal"/>
    </style:style>
    <style:style style:name="T30" style:family="text">
      <style:text-properties fo:font-style="normal" officeooo:rsid="00c1c48f" style:font-style-asian="normal" style:font-style-complex="normal"/>
    </style:style>
    <style:style style:name="T31" style:family="text">
      <style:text-properties officeooo:rsid="003c5058"/>
    </style:style>
    <style:style style:name="T32" style:family="text">
      <style:text-properties officeooo:rsid="003e2a81"/>
    </style:style>
    <style:style style:name="T33" style:family="text">
      <style:text-properties officeooo:rsid="003e4902"/>
    </style:style>
    <style:style style:name="T34" style:family="text">
      <style:text-properties officeooo:rsid="003ef807"/>
    </style:style>
    <style:style style:name="T35" style:family="text">
      <style:text-properties officeooo:rsid="003f6ee0"/>
    </style:style>
    <style:style style:name="T36" style:family="text">
      <style:text-properties officeooo:rsid="0041609f"/>
    </style:style>
    <style:style style:name="T37" style:family="text">
      <style:text-properties officeooo:rsid="004283ed"/>
    </style:style>
    <style:style style:name="T38" style:family="text">
      <style:text-properties officeooo:rsid="00432350"/>
    </style:style>
    <style:style style:name="T39" style:family="text">
      <style:text-properties officeooo:rsid="004401a8"/>
    </style:style>
    <style:style style:name="T40" style:family="text">
      <style:text-properties officeooo:rsid="004416ff"/>
    </style:style>
    <style:style style:name="T41" style:family="text">
      <style:text-properties officeooo:rsid="00468ae0"/>
    </style:style>
    <style:style style:name="T42" style:family="text">
      <style:text-properties officeooo:rsid="004740e7"/>
    </style:style>
    <style:style style:name="T43" style:family="text">
      <style:text-properties officeooo:rsid="00484e8f"/>
    </style:style>
    <style:style style:name="T44" style:family="text">
      <style:text-properties fo:font-weight="bold"/>
    </style:style>
    <style:style style:name="T45" style:family="text">
      <style:text-properties fo:font-weight="bold" officeooo:rsid="002e5598"/>
    </style:style>
    <style:style style:name="T46" style:family="text">
      <style:text-properties officeooo:rsid="0050fc01"/>
    </style:style>
    <style:style style:name="T47" style:family="text">
      <style:text-properties officeooo:rsid="00525943"/>
    </style:style>
    <style:style style:name="T48" style:family="text">
      <style:text-properties officeooo:rsid="00545853"/>
    </style:style>
    <style:style style:name="T49" style:family="text">
      <style:text-properties officeooo:rsid="005613b2"/>
    </style:style>
    <style:style style:name="T50" style:family="text">
      <style:text-properties officeooo:rsid="00565dee"/>
    </style:style>
    <style:style style:name="T51" style:family="text">
      <style:text-properties officeooo:rsid="00578094"/>
    </style:style>
    <style:style style:name="T52" style:family="text">
      <style:text-properties officeooo:rsid="00584813"/>
    </style:style>
    <style:style style:name="T53" style:family="text">
      <style:text-properties officeooo:rsid="0058991b"/>
    </style:style>
    <style:style style:name="T54" style:family="text">
      <style:text-properties officeooo:rsid="005aabfc"/>
    </style:style>
    <style:style style:name="T55" style:family="text">
      <style:text-properties officeooo:rsid="005b1a9e"/>
    </style:style>
    <style:style style:name="T56" style:family="text">
      <style:text-properties officeooo:rsid="005b2677"/>
    </style:style>
    <style:style style:name="T57" style:family="text">
      <style:text-properties officeooo:rsid="005b55c9"/>
    </style:style>
    <style:style style:name="T58" style:family="text">
      <style:text-properties officeooo:rsid="005b607c"/>
    </style:style>
    <style:style style:name="T59" style:family="text">
      <style:text-properties officeooo:rsid="005cdf6a"/>
    </style:style>
    <style:style style:name="T60" style:family="text">
      <style:text-properties officeooo:rsid="005d3bd2"/>
    </style:style>
    <style:style style:name="T61" style:family="text">
      <style:text-properties officeooo:rsid="005e50a0"/>
    </style:style>
    <style:style style:name="T62" style:family="text">
      <style:text-properties officeooo:rsid="005e701d"/>
    </style:style>
    <style:style style:name="T63" style:family="text">
      <style:text-properties officeooo:rsid="005f78ae"/>
    </style:style>
    <style:style style:name="T64" style:family="text">
      <style:text-properties officeooo:rsid="005fa48e"/>
    </style:style>
    <style:style style:name="T65" style:family="text">
      <style:text-properties officeooo:rsid="0061156e"/>
    </style:style>
    <style:style style:name="T66" style:family="text">
      <style:text-properties officeooo:rsid="0061c6e2"/>
    </style:style>
    <style:style style:name="T67" style:family="text">
      <style:text-properties officeooo:rsid="00633f33"/>
    </style:style>
    <style:style style:name="T68" style:family="text">
      <style:text-properties officeooo:rsid="0063a176"/>
    </style:style>
    <style:style style:name="T69" style:family="text">
      <style:text-properties officeooo:rsid="00641f21"/>
    </style:style>
    <style:style style:name="T70" style:family="text">
      <style:text-properties officeooo:rsid="0065d32a"/>
    </style:style>
    <style:style style:name="T71" style:family="text">
      <style:text-properties officeooo:rsid="0066468f"/>
    </style:style>
    <style:style style:name="T72" style:family="text">
      <style:text-properties officeooo:rsid="006c4c1a"/>
    </style:style>
    <style:style style:name="T73" style:family="text">
      <style:text-properties officeooo:rsid="006ecbb1"/>
    </style:style>
    <style:style style:name="T74" style:family="text">
      <style:text-properties officeooo:rsid="006ef63b"/>
    </style:style>
    <style:style style:name="T75" style:family="text">
      <style:text-properties officeooo:rsid="00708e58"/>
    </style:style>
    <style:style style:name="T76" style:family="text">
      <style:text-properties officeooo:rsid="0070a791"/>
    </style:style>
    <style:style style:name="T77" style:family="text">
      <style:text-properties officeooo:rsid="0071bd8d"/>
    </style:style>
    <style:style style:name="T78" style:family="text">
      <style:text-properties fo:color="#ff0000"/>
    </style:style>
    <style:style style:name="T79" style:family="text">
      <style:text-properties fo:color="#ff0000" officeooo:rsid="0073ed5e"/>
    </style:style>
    <style:style style:name="T80" style:family="text">
      <style:text-properties fo:color="#ff0000" officeooo:rsid="00249870"/>
    </style:style>
    <style:style style:name="T81" style:family="text">
      <style:text-properties officeooo:rsid="0077b5a6"/>
    </style:style>
    <style:style style:name="T82" style:family="text">
      <style:text-properties officeooo:rsid="00781ffc"/>
    </style:style>
    <style:style style:name="T83" style:family="text">
      <style:text-properties officeooo:rsid="0079b0a9"/>
    </style:style>
    <style:style style:name="T84" style:family="text">
      <style:text-properties officeooo:rsid="007af71b"/>
    </style:style>
    <style:style style:name="T85" style:family="text">
      <style:text-properties officeooo:rsid="007b322b"/>
    </style:style>
    <style:style style:name="T86" style:family="text">
      <style:text-properties officeooo:rsid="007c0d2f"/>
    </style:style>
    <style:style style:name="T87" style:family="text">
      <style:text-properties officeooo:rsid="007e98a8"/>
    </style:style>
    <style:style style:name="T88" style:family="text">
      <style:text-properties officeooo:rsid="0081b322"/>
    </style:style>
    <style:style style:name="T89" style:family="text">
      <style:text-properties officeooo:rsid="00822088"/>
    </style:style>
    <style:style style:name="T90" style:family="text">
      <style:text-properties officeooo:rsid="00839997"/>
    </style:style>
    <style:style style:name="T91" style:family="text">
      <style:text-properties officeooo:rsid="00848302"/>
    </style:style>
    <style:style style:name="T92" style:family="text">
      <style:text-properties officeooo:rsid="00865f9f"/>
    </style:style>
    <style:style style:name="T93" style:family="text">
      <style:text-properties officeooo:rsid="00870108"/>
    </style:style>
    <style:style style:name="T94" style:family="text">
      <style:text-properties officeooo:rsid="0088b21b"/>
    </style:style>
    <style:style style:name="T95" style:family="text">
      <style:text-properties officeooo:rsid="0089b118"/>
    </style:style>
    <style:style style:name="T96" style:family="text">
      <style:text-properties officeooo:rsid="0089c168"/>
    </style:style>
    <style:style style:name="T97" style:family="text">
      <style:text-properties officeooo:rsid="008a8f86"/>
    </style:style>
    <style:style style:name="T98" style:family="text">
      <style:text-properties officeooo:rsid="008bd6a9"/>
    </style:style>
    <style:style style:name="T99" style:family="text">
      <style:text-properties officeooo:rsid="008d5c76"/>
    </style:style>
    <style:style style:name="T100" style:family="text">
      <style:text-properties officeooo:rsid="008e3201"/>
    </style:style>
    <style:style style:name="T101" style:family="text">
      <style:text-properties officeooo:rsid="008f77d2"/>
    </style:style>
    <style:style style:name="T102" style:family="text">
      <style:text-properties officeooo:rsid="009143ea"/>
    </style:style>
    <style:style style:name="T103" style:family="text">
      <style:text-properties officeooo:rsid="0091bd33"/>
    </style:style>
    <style:style style:name="T104" style:family="text">
      <style:text-properties officeooo:rsid="0093c693"/>
    </style:style>
    <style:style style:name="T105" style:family="text">
      <style:text-properties officeooo:rsid="0094c004"/>
    </style:style>
    <style:style style:name="T106" style:family="text">
      <style:text-properties officeooo:rsid="00953ed6"/>
    </style:style>
    <style:style style:name="T107" style:family="text">
      <style:text-properties officeooo:rsid="0097c75a"/>
    </style:style>
    <style:style style:name="T108" style:family="text">
      <style:text-properties officeooo:rsid="00995e18"/>
    </style:style>
    <style:style style:name="T109" style:family="text">
      <style:text-properties officeooo:rsid="009a1ee6"/>
    </style:style>
    <style:style style:name="T110" style:family="text">
      <style:text-properties officeooo:rsid="009a23cd"/>
    </style:style>
    <style:style style:name="T111" style:family="text">
      <style:text-properties officeooo:rsid="009ae326"/>
    </style:style>
    <style:style style:name="T112" style:family="text">
      <style:text-properties officeooo:rsid="009bf3f8"/>
    </style:style>
    <style:style style:name="T113" style:family="text">
      <style:text-properties officeooo:rsid="009e7b1e"/>
    </style:style>
    <style:style style:name="T114" style:family="text">
      <style:text-properties officeooo:rsid="009fd6e2"/>
    </style:style>
    <style:style style:name="T115" style:family="text">
      <style:text-properties officeooo:rsid="00a022e3"/>
    </style:style>
    <style:style style:name="T116" style:family="text">
      <style:text-properties officeooo:rsid="00a08d53"/>
    </style:style>
    <style:style style:name="T117" style:family="text">
      <style:text-properties officeooo:rsid="00a0f3c6"/>
    </style:style>
    <style:style style:name="T118" style:family="text">
      <style:text-properties officeooo:rsid="00a1fe0c"/>
    </style:style>
    <style:style style:name="T119" style:family="text">
      <style:text-properties officeooo:rsid="00a39ebe"/>
    </style:style>
    <style:style style:name="T120" style:family="text">
      <style:text-properties officeooo:rsid="00a3c75d"/>
    </style:style>
    <style:style style:name="T121" style:family="text">
      <style:text-properties officeooo:rsid="00a3cc6a"/>
    </style:style>
    <style:style style:name="T122" style:family="text">
      <style:text-properties officeooo:rsid="00a5a6ba"/>
    </style:style>
    <style:style style:name="T123" style:family="text">
      <style:text-properties officeooo:rsid="00a79125"/>
    </style:style>
    <style:style style:name="T124" style:family="text">
      <style:text-properties officeooo:rsid="00a8593f"/>
    </style:style>
    <style:style style:name="T125" style:family="text">
      <style:text-properties officeooo:rsid="00a977d7"/>
    </style:style>
    <style:style style:name="T126" style:family="text">
      <style:text-properties officeooo:rsid="00a9e56f"/>
    </style:style>
    <style:style style:name="T127" style:family="text">
      <style:text-properties officeooo:rsid="00aa23de"/>
    </style:style>
    <style:style style:name="T128" style:family="text">
      <style:text-properties officeooo:rsid="00aba710"/>
    </style:style>
    <style:style style:name="T129" style:family="text">
      <style:text-properties officeooo:rsid="00abdf2b"/>
    </style:style>
    <style:style style:name="T130" style:family="text">
      <style:text-properties officeooo:rsid="00ac70ef"/>
    </style:style>
    <style:style style:name="T131" style:family="text">
      <style:text-properties officeooo:rsid="00ae84ff"/>
    </style:style>
    <style:style style:name="T132" style:family="text">
      <style:text-properties officeooo:rsid="00b093fe"/>
    </style:style>
    <style:style style:name="T133" style:family="text">
      <style:text-properties officeooo:rsid="00b1d536"/>
    </style:style>
    <style:style style:name="T134" style:family="text">
      <style:text-properties officeooo:rsid="00b2558c"/>
    </style:style>
    <style:style style:name="T135" style:family="text">
      <style:text-properties officeooo:rsid="00b29b39"/>
    </style:style>
    <style:style style:name="T136" style:family="text">
      <style:text-properties officeooo:rsid="00b316f7"/>
    </style:style>
    <style:style style:name="T137" style:family="text">
      <style:text-properties officeooo:rsid="00b4ec6c"/>
    </style:style>
    <style:style style:name="T138" style:family="text">
      <style:text-properties officeooo:rsid="00b8a902"/>
    </style:style>
    <style:style style:name="T139" style:family="text">
      <style:text-properties officeooo:rsid="00ba557b"/>
    </style:style>
    <style:style style:name="T140" style:family="text">
      <style:text-properties officeooo:rsid="00bc28b7"/>
    </style:style>
    <style:style style:name="T141" style:family="text">
      <style:text-properties officeooo:rsid="00bd484a"/>
    </style:style>
    <style:style style:name="T142" style:family="text">
      <style:text-properties officeooo:rsid="00bea6d6"/>
    </style:style>
    <style:style style:name="T143" style:family="text">
      <style:text-properties officeooo:rsid="00bf6ee6"/>
    </style:style>
    <style:style style:name="T144" style:family="text">
      <style:text-properties officeooo:rsid="00c08a93"/>
    </style:style>
    <style:style style:name="T145" style:family="text">
      <style:text-properties officeooo:rsid="00c2c366"/>
    </style:style>
    <style:style style:name="T146" style:family="text">
      <style:text-properties style:use-window-font-color="true" style:text-outline="false" style:text-line-through-styl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rad celiaheinrich.f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128_516004194" text:style-name="Index_20_Link" text:visited-style-name="Index_20_Link">Accueil (Home)<text:tab/>1</text:a></text:p>
          <text:p text:style-name="P14"><text:a xlink:type="simple" xlink:href="#__RefHeading__130_516004194" text:style-name="Index_20_Link" text:visited-style-name="Index_20_Link">Parcours (Background)<text:tab/>1</text:a></text:p>
          <text:p text:style-name="P13"><text:a xlink:type="simple" xlink:href="#__RefHeading__132_516004194" text:style-name="Index_20_Link" text:visited-style-name="Index_20_Link">Game Content Design<text:tab/>1</text:a></text:p>
          <text:p text:style-name="P13"><text:a xlink:type="simple" xlink:href="#__RefHeading__132_5160041941" text:style-name="Index_20_Link" text:visited-style-name="Index_20_Link">Game Building<text:tab/>2</text:a></text:p>
          <text:p text:style-name="P13"><text:a xlink:type="simple" xlink:href="#__RefHeading__139_516004194" text:style-name="Index_20_Link" text:visited-style-name="Index_20_Link">Autres expériences (Other Experiences)<text:tab/>3</text:a></text:p>
          <text:p text:style-name="P13"><text:a xlink:type="simple" xlink:href="#__RefHeading__141_516004194" text:style-name="Index_20_Link" text:visited-style-name="Index_20_Link">Formation (Training/Education)<text:tab/>4</text:a></text:p>
          <text:p text:style-name="P14"><text:a xlink:type="simple" xlink:href="#__RefHeading__143_516004194" text:style-name="Index_20_Link" text:visited-style-name="Index_20_Link">Ecrits (Writings)<text:tab/>5</text:a></text:p>
          <text:p text:style-name="P14"><text:a xlink:type="simple" xlink:href="#__RefHeading__145_516004194" text:style-name="Index_20_Link" text:visited-style-name="Index_20_Link">Illustrations (Drawings)<text:tab/>5</text:a></text:p>
          <text:p text:style-name="P14"><text:a xlink:type="simple" xlink:href="#__RefHeading__147_516004194" text:style-name="Index_20_Link" text:visited-style-name="Index_20_Link">Applications (Software)<text:tab/>5</text:a></text:p>
          <text:p text:style-name="P14"><text:a xlink:type="simple" xlink:href="#__RefHeading__149_516004194" text:style-name="Index_20_Link" text:visited-style-name="Index_20_Link">A mon propos (About [me])<text:tab/>5</text:a></text:p>
        </text:index-body>
      </text:table-of-content>
      <text:h text:style-name="P33" text:outline-level="1"><text:bookmark-start text:name="__RefHeading__128_516004194"/><text:span text:style-name="T1">Accueil </text:span><text:span text:style-name="T4">(Home)</text:span><text:bookmark-end text:name="__RefHeading__128_516004194"/></text:h>
      <text:p text:style-name="P38">Ce site web est avant tout un portfolio, une galerie de différents projets sur lesquels j'ai pu travailler aussi bien dans un contexte professionnel que personnel. Tout n'y figure pas, pour des raisons de droits ou de pertinence, mais j'espère que les éléments présents vous donneront une idée précise de mon activité, de mes expériences et de mes affinités.</text:p>
      <text:p text:style-name="P38">Son contenu n'est pas figé dans le marbre. Le site est amené à évoluer pour suivre le flot de mes projets. N'hésitez donc pas à revenir régulièrement !</text:p>
      <text:p text:style-name="Text_20_body"><text:span text:style-name="T1">This website is first of all a portfolio, a gallery of various projects</text:span><text:span text:style-name="T42">, </text:span><text:span text:style-name="T1">both professional and personal. It isn</text:span><text:span text:style-name="T2">'t mean to be</text:span><text:span text:style-name="T1"> comprehensive, for copyright or relevance reasons, but I hope these elements will give you a precise idea of my area of expertise, my experiences and affinities.</text:span></text:p>
      <text:p text:style-name="P15">Its content isn't written in stone. This site will evolve and follow the flow of my projects. So don't hesitate to come back regularly!</text:p>
      <text:h text:style-name="P34" text:outline-level="1"><text:bookmark-start text:name="__RefHeading__134_516004194"/><text:bookmark-start text:name="__RefHeading__130_516004194"/><text:span text:style-name="T3">Parcours </text:span><text:span text:style-name="T4">(</text:span><text:span text:style-name="T7">Background</text:span><text:span text:style-name="T4">)</text:span><text:bookmark-end text:name="__RefHeading__134_516004194"/><text:bookmark-end text:name="__RefHeading__130_516004194"/></text:h>
      <text:p text:style-name="P39">Les rubriques suivantes recoupent mes diverses expériences professionnelles ainsi que ma formation, dans les grandes lignes.</text:p>
      <text:p text:style-name="Text_20_body"><text:span text:style-name="T3">The following sections contain my various professional experiences as well as my education</text:span><text:span text:style-name="T5">al</text:span><text:span text:style-name="T3"> background.</text:span></text:p>
      <text:h text:style-name="P31" text:outline-level="2"><text:bookmark-start text:name="__RefHeading__132_516004194"/>Game Content Design<text:bookmark-end text:name="__RefHeading__132_516004194"/></text:h>
      <text:p text:style-name="P40">Conception et réalisation du contenu de MMORPG. Rédaction de dialogues, création des personnages, des missions, des objets, etc. tout au long de la vie du jeu.</text:p>
      <text:p text:style-name="Text_20_body"><text:span text:style-name="T18">Design and </text:span><text:span text:style-name="T19">conception of MMORPG content. Wrote dialogs, created characters, missions, objects etc. during the life of the game.</text:span></text:p>
      <text:p text:style-name="P12"><text:span text:style-name="T19">Ma première expérience dans le domaine des jeux vidéo. Chez F4, j'occupais le double poste de </text:span><text:span text:style-name="T45">Game Content Designer</text:span><text:span text:style-name="T19"> et </text:span><text:span text:style-name="T45">Tool Developer</text:span><text:span text:style-name="T19">. J'ai participé à deux productions : les MMORPG </text:span><text:span text:style-name="T16">Exalight</text:span><text:span text:style-name="T19"> et surtout </text:span><text:a xlink:type="simple" xlink:href="https://www.empireofsports.com/fr/index.html"><text:span text:style-name="T16">Empire of Sports</text:span></text:a><text:span text:style-name="T19">.</text:span></text:p>
      <text:p text:style-name="P41"><text:soft-page-break/>Les missions du Game Content Designer consistent à proposer et réaliser les contenus qui sont ajoutés au fur et à mesure. Contrairement à un jeu classique, un MMORPG a un besoin constant de nouveautés afin de ne pas lasser les joueurs et de leur offrir en permanence des objectifs et des expériences inédites. </text:p>
      <text:p text:style-name="Quotations">Missions du Game Content Designer :</text:p>
      <text:list xml:id="list1285789830955171654" text:style-name="L1">
        <text:list-item>
          <text:p text:style-name="P42">Concevoir de nouveaux concepts de contenus conformes à l'univers et la ligne éditoriale. </text:p>
        </text:list-item>
        <text:list-item>
          <text:p text:style-name="P42">Créer des personnages aux personnalités distinctes qui interagissent avec le joueur. </text:p>
        </text:list-item>
        <text:list-item>
          <text:p text:style-name="P42">Créer les équipements et les différents objets conformément au Game Design afin de préserver la balance du jeu. </text:p>
        </text:list-item>
        <text:list-item>
          <text:p text:style-name="P42">Réaliser les missions que devront accomplir les joueurs pour progresser dans l'aventure. </text:p>
        </text:list-item>
        <text:list-item>
          <text:p text:style-name="P42">Rédiger les dialogues et l'ensemble des textes présents en jeu. </text:p>
        </text:list-item>
      </text:list>
      <text:p text:style-name="P11"><text:line-break/>Comme son nom l'indique, <text:a xlink:type="simple" xlink:href="https://www.empireofsports.com/fr/index.html"><text:span text:style-name="T11">Empire of Sports</text:span></text:a> est un jeu de sports. Six disciplines sont représentées en tout : Football, Basketball, Tennis, Bobsleigh, Ski. Toutes offrent aux joueurs des compétitions qu'ils devront remporter seul ou en équipe. Le jeu comporte également plusieurs villes qui leur permettent de se rencontrer, de former des clubs et d'expérimenter l'aspect RPG, qui accompagne assez rarement les simulations sportives. </text:p>
      <text:p text:style-name="P11">Le joueur doit entraîner son avatar, surveiller sa santé, le faire concourir aux différents événements sportifs saisonniers afin de remporter des dotations (en jeu ou réelles).</text:p>
      <text:p text:style-name="P11">Voici une petite galerie de quelques évènements non sportifs (partie ville) que j'ai conçus et proposés aux joueurs.</text:p>
      <text:p text:style-name="P4"><text:span text:style-name="T81">My first experience in video games. </text:span><text:span text:style-name="T82">At F4, I had a double position of Game Content Designer and Tools Developer. I took part in two MMORPG productions: </text:span><text:span text:style-name="T13">Exalight</text:span><text:span text:style-name="T82"> and</text:span><text:span text:style-name="T113">,</text:span><text:span text:style-name="T82"> most</text:span><text:span text:style-name="T113">ly</text:span><text:span text:style-name="T82">, </text:span><text:span text:style-name="T13">Empire of Sports</text:span><text:span text:style-name="T82">.</text:span></text:p>
      <text:p text:style-name="P5"><text:span text:style-name="T83">The mission of a Game Content Designer consists in offering and creating contents which are progressively added to the game. Unlike a classic game, an MMORPG constantly needs new material</text:span><text:span text:style-name="T84"> </text:span><text:span text:style-name="T85">to keep players interested, </text:span><text:span text:style-name="T86">and must </text:span><text:span text:style-name="T88">continuously </text:span><text:span text:style-name="T86">offer</text:span><text:span text:style-name="T87"> new missions and </text:span><text:span text:style-name="T89">fresh </text:span><text:span text:style-name="T87">experiences.</text:span></text:p>
      <text:p text:style-name="Text_20_body">Mission <text:span text:style-name="T90">of a</text:span> Game Content Designer :</text:p>
      <text:list xml:id="list2048509352" text:continue-numbering="true" text:style-name="L1">
        <text:list-item>
          <text:p text:style-name="P16"><text:span text:style-name="T90">Conceive new </text:span>concepts <text:span text:style-name="T90">coherent with the game universe and spirit</text:span>. </text:p>
        </text:list-item>
        <text:list-item>
          <text:p text:style-name="P16"><text:span text:style-name="T91">Create characters with unique personalilties to interact with the player</text:span>. </text:p>
        </text:list-item>
        <text:list-item>
          <text:p text:style-name="P16"><text:span text:style-name="T92">Create different equipments and objects following the </text:span>Game Design <text:span text:style-name="T92">while keeping a balanced game</text:span>. </text:p>
        </text:list-item>
        <text:list-item>
          <text:p text:style-name="P16"><text:span text:style-name="T92">Design the </text:span>missions <text:span text:style-name="T92">that players need to complete to progress in the adventure</text:span>. </text:p>
        </text:list-item>
        <text:list-item>
          <text:p text:style-name="P16"><text:span text:style-name="T92">Write all in-game dialogs and text</text:span><text:span text:style-name="T87">.</text:span></text:p>
        </text:list-item>
      </text:list>
      <text:p text:style-name="P6"><text:span text:style-name="T93">As the name says, Empire of Sports is a sports game. </text:span><text:span text:style-name="T94">There are six disciplines : football, basketball, tennis, bobsleigh, ski. </text:span><text:span text:style-name="T95">All </text:span><text:span text:style-name="T96">offer </text:span><text:span text:style-name="T97">players to compete in both single and team events. </text:span><text:span text:style-name="T98">The game also </text:span><text:soft-page-break/><text:span text:style-name="T98">contains several cities where they can meet, form clubs and experience the RPG aspect of the game which rarely comes with sport simulation games.</text:span></text:p>
      <text:p text:style-name="P7"><text:span text:style-name="T99">The player must train his avatar, monitor its health, </text:span><text:span text:style-name="T100">make him compete in the various </text:span><text:span text:style-name="T101">seasonal events to</text:span><text:span text:style-name="T102"> earn rewards (in-game or real life).</text:span></text:p>
      <text:p text:style-name="P8"><text:span text:style-name="T103">Here is a gallery of some non-sport </text:span><text:span text:style-name="T104">events </text:span><text:span text:style-name="T105">(</text:span><text:span text:style-name="T106">taking place in the cities</text:span><text:span text:style-name="T105">) </text:span><text:span text:style-name="T107">that I designed</text:span><text:span text:style-name="T108">.</text:span></text:p>
      <text:h text:style-name="P30" text:outline-level="2"><text:bookmark-start text:name="__RefHeading__132_5160041941"/>Game Building<text:bookmark-end text:name="__RefHeading__132_5160041941"/></text:h>
      <text:p text:style-name="P40">Scripting et assemblage des différents éléments d'un jeu vidéo sur une production AAA.</text:p>
      <text:p text:style-name="P17">Scripting and putting together the different elements of a video game on a AAA production.</text:p>
      <text:p text:style-name="Quotations">Ma deuxième expérience dans le secteur du jeu vidéo, chez <text:a xlink:type="simple" xlink:href="http://www.quanticdream.com/fr">Quantic Dream</text:a> cette fois, dans le cadre du développement de leur quatrième jeu, une production AAA sur Playstation 3 : <text:a xlink:type="simple" xlink:href="http://beyondps3.com/eu-au-nz">Beyond - Two souls</text:a> <text:line-break/><text:line-break/>Le game building consiste à assembler les différents éléments du jeu vidéo (objets, personnages, animations, dialogues) et à scripter les interactions du joueurs avec tous ces éléments, ainsi que l'intelligence artificielle des personnages non jouables. </text:p>
      <text:p text:style-name="Quotations">Missions du Game Builder :</text:p>
      <text:list xml:id="list6234124942261594195" text:style-name="L2">
        <text:list-item>
          <text:p text:style-name="P43">Assembler les éléments du jeu conformément au game design. </text:p>
        </text:list-item>
        <text:list-item>
          <text:p text:style-name="P43">Scripter l'ensemble des interactions disponibles dans un niveau. </text:p>
        </text:list-item>
        <text:list-item>
          <text:p text:style-name="P43">Créer les séquences animées, intégrer sons et dialogues. </text:p>
        </text:list-item>
        <text:list-item>
          <text:p text:style-name="P43">Scripter l'intelligence artificielle des personnages non joueur. </text:p>
        </text:list-item>
        <text:list-item>
          <text:p text:style-name="P43">Veiller à la cohérence de la totalité des éléments du niveau.</text:p>
        </text:list-item>
      </text:list>
      <text:p text:style-name="P9"><text:span text:style-name="T110">My second experience in the video game sector, at Quantic Dream. </text:span><text:span text:style-name="T111">This was in the context of </text:span><text:span text:style-name="T112">their fourth game, a AAA production on PS3: </text:span><text:span text:style-name="T12">Beyond: Two Souls</text:span><text:span text:style-name="T112">.</text:span></text:p>
      <text:p text:style-name="P22"><text:span text:style-name="T114">The game building consists in putting together the different elements of the games (objects, characters, animations, </text:span><text:span text:style-name="T125">dialogues</text:span><text:span text:style-name="T114">) and to script the player's interactions with all these elements, as well as the AI of the </text:span><text:span text:style-name="T115">non-playable characters</text:span><text:span text:style-name="T114">.</text:span></text:p>
      <text:p text:style-name="P23"><text:span text:style-name="T116">Mission of the Game Builder:</text:span></text:p>
      <text:list xml:id="list1987857285986926225" text:style-name="L6">
        <text:list-item>
          <text:p text:style-name="P24"><text:span text:style-name="T116">Put together the game elements, consistently with the game design</text:span></text:p>
        </text:list-item>
        <text:list-item>
          <text:p text:style-name="P24"><text:span text:style-name="T116">Script up all available interactions in each game level</text:span></text:p>
        </text:list-item>
        <text:list-item>
          <text:p text:style-name="P25"><text:span text:style-name="T117">Create </text:span><text:span text:style-name="T118">the </text:span><text:span text:style-name="T117">animated sequences, integrate sound and dialogs</text:span></text:p>
        </text:list-item>
        <text:list-item>
          <text:p text:style-name="P26"><text:span text:style-name="T119">Script NPCs' artificial intelligence.</text:span></text:p>
        </text:list-item>
        <text:list-item>
          <text:p text:style-name="P27"><text:span text:style-name="T120">Ensure all</text:span><text:span text:style-name="T121"> elements </text:span><text:span text:style-name="T122">remain consistent </text:span><text:span text:style-name="T123">in</text:span><text:span text:style-name="T122"> each level</text:span></text:p>
        </text:list-item>
      </text:list>
      <text:h text:style-name="P32" text:outline-level="2"><text:bookmark-start text:name="__RefHeading__139_516004194"/><text:span text:style-name="T3">Autres expériences </text:span><text:span text:style-name="T6">(Other Experiences)</text:span><text:bookmark-end text:name="__RefHeading__139_516004194"/></text:h>
      <text:p text:style-name="P44">Développement, gestion de projet, analyse fonctionnelle, enseignement, etc.</text:p>
      <text:p text:style-name="P1"><text:soft-page-break/><text:span text:style-name="T20">Development, project management, </text:span><text:span text:style-name="T109">systems engineering</text:span><text:span text:style-name="T20">, teaching, etc.</text:span></text:p>
      <text:p text:style-name="P45">Avant de me réorienter dans le secteur des jeux vidéo, j'ai eu l'occasion de travailler dans diverses entreprises et d'y exercer des rôles très différents.</text:p>
      <text:p text:style-name="P45">Ainsi, j'ai occupé des postes dans une banque, une grande chaîne de télévision, un distributeur d'électricité, et l'Armée de Terre. J'ai eu l'occasion de travailler dans de grands groupes, d'en appréhender les rouages bureaucratiques, les défauts et les qualités, et ainsi de les mettre en regard avec les caractéristiques des petits studios de développement de jeux vidéo.</text:p>
      <text:p text:style-name="P45">Je me plais à penser que grâce à ces différentes organisations, je me suis forgée un solide socle de bonnes pratiques à suivre et d'écueils à éviter. <text:line-break/><text:line-break/>Ci-dessous, une partie de mes expériences qui ont consolidé mes connaissances transversales. </text:p>
      <text:list xml:id="list3606123016477062490" text:style-name="L3">
        <text:list-item>
          <text:p text:style-name="P46">Pilotage de projet - Rédaction de cahier des charges, suivi des différents intervenants et aide à la recette. </text:p>
        </text:list-item>
        <text:list-item>
          <text:p text:style-name="P46">Gestion de projet - Suivi des applications hors phase projet, évolution et maintenance. </text:p>
        </text:list-item>
        <text:list-item>
          <text:p text:style-name="P46">Développement d'applications en scrum - suivi des spécifications fonctionnelles et techniques détaillées pour concrétiser un logiciel répondant au mieux aux besoins exprimés. </text:p>
        </text:list-item>
        <text:list-item>
          <text:p text:style-name="P46">Pilotage des perfomances - Mise en œuvre d'indicateurs de suivi. </text:p>
        </text:list-item>
        <text:list-item>
          <text:p text:style-name="P46">Enseignement - Rédaction de supports et de devoirs, correction de copies, cours magistral pour un public adulte.</text:p>
        </text:list-item>
      </text:list>
      <text:p text:style-name="Text_20_body"><text:span text:style-name="T47">Before branching to video games, </text:span><text:span text:style-name="T48">I had the opportunity to work in various </text:span><text:span text:style-name="T54">companies</text:span><text:span text:style-name="T48">, </text:span><text:span text:style-name="T55">and </text:span><text:span text:style-name="T48">in very different positions.</text:span></text:p>
      <text:p text:style-name="Text_20_body"><text:span text:style-name="T66">Some of my previous jobs were </text:span><text:span text:style-name="T49">in </text:span><text:span text:style-name="T65">a </text:span><text:span text:style-name="T49">bank, a major TV channel, an electricity company, and </text:span><text:span text:style-name="T50">in the French Army. </text:span><text:span text:style-name="T51">I had the opportunity to work in large </text:span><text:span text:style-name="T53">companies</text:span><text:span text:style-name="T51">, to </text:span><text:span text:style-name="T52">familiarise with the intricacies of bureaucracy, </text:span><text:span text:style-name="T56">its </text:span><text:span text:style-name="T126">ups</text:span><text:span text:style-name="T56"> and </text:span><text:span text:style-name="T126">downs</text:span><text:span text:style-name="T56">, </text:span><text:span text:style-name="T57">and </text:span><text:span text:style-name="T58">to </text:span><text:span text:style-name="T67">put them in perspective with the characteristics of small video game studios.</text:span></text:p>
      <text:p text:style-name="Text_20_body"><text:span text:style-name="T59">I like to think that, thanks to these organisations, I have </text:span><text:span text:style-name="T63">built</text:span><text:span text:style-name="T59"> </text:span><text:span text:style-name="T68">for myself </text:span><text:span text:style-name="T59">a solid </text:span><text:span text:style-name="T60">base of best practices to follow and </text:span><text:span text:style-name="T61">dangers to avoid.</text:span></text:p>
      <text:p text:style-name="Text_20_body"><text:span text:style-name="T62">Below, some of my experiences which helped me </text:span><text:span text:style-name="T64">consolidate my </text:span><text:span text:style-name="T69">knowledge </text:span><text:span text:style-name="T70">b</text:span><text:span text:style-name="T71">ase.</text:span></text:p>
      <text:list xml:id="list1920966473" text:continue-numbering="true" text:style-name="L3">
        <text:list-item>
          <text:p text:style-name="P18"><text:span text:style-name="T73">Project planning</text:span> – <text:span text:style-name="T73">Specification, monitoring of ongoing progress and testing phase</text:span>.</text:p>
        </text:list-item>
        <text:list-item>
          <text:p text:style-name="P18"><text:span text:style-name="T74">Project management</text:span> - <office:annotation office:name="__Fieldmark__755_214875007"><dc:creator>Kevin </dc:creator><dc:date>2013-10-20T22:38:02</dc:date><text:p text:style-name="P51"><text:span text:style-name="T146">?</text:span></text:p></office:annotation>Suivi des applications hors phase projet<office:annotation-end office:name="__Fieldmark__755_214875007"/>, <text:span text:style-name="T137">evolution and</text:span> maintenance. </text:p>
        </text:list-item>
        <text:list-item>
          <text:p text:style-name="P18"><office:annotation office:name="__Fieldmark__735_214875007"><dc:creator>Kevin </dc:creator><dc:date>2013-10-20T22:33:01</dc:date><text:p text:style-name="P51"><text:span text:style-name="T146">Damn pedantic</text:span></text:p></office:annotation><text:span text:style-name="T127">Software development in </text:span>scrum – <text:span text:style-name="T128">Closely follow functional and technical specifications to produce a software </text:span><text:span text:style-name="T130">optimally tailored</text:span><text:span text:style-name="T129"> to the user needs</text:span>. <office:annotation-end office:name="__Fieldmark__735_214875007"/></text:p>
        </text:list-item>
        <text:list-item>
          <text:p text:style-name="P18"><text:span text:style-name="T132">Performance</text:span> <text:span text:style-name="T132">management</text:span> – <text:span text:style-name="T131">Design and monitoring of </text:span><text:span text:style-name="T132">performance </text:span><text:span text:style-name="T131">indicators</text:span>.</text:p>
        </text:list-item>
        <text:list-item>
          <text:p text:style-name="P18"><text:span text:style-name="T75">Teaching</text:span><text:span text:style-name="T71"> – </text:span><text:span text:style-name="T76">Course material, including lectures notes and homework</text:span><text:span text:style-name="T71">, </text:span><text:span text:style-name="T76">marking. Lectures targeted for adult</text:span><text:span text:style-name="T77">s</text:span><text:span text:style-name="T71">.</text:span></text:p>
        </text:list-item>
      </text:list>
      <text:h text:style-name="Heading_20_2" text:outline-level="2"><text:bookmark-start text:name="__RefHeading__141_516004194"/><text:soft-page-break/><text:span text:style-name="T3">Formation </text:span><text:span text:style-name="T6">(Training/</text:span><text:span text:style-name="T43">Education</text:span><text:span text:style-name="T6">)</text:span><text:bookmark-end text:name="__RefHeading__141_516004194"/></text:h>
      <text:p text:style-name="Quotations"><text:span text:style-name="T6">Master d'informatique de gestion en cursus initial et diverses </text:span><text:span text:style-name="T80">fomations</text:span><text:span text:style-name="T6"> continues.</text:span></text:p>
      <text:p text:style-name="P2"><text:span text:style-name="T21">Masters in Computer Science applied to management </text:span><text:span text:style-name="T22">and other </text:span><text:span text:style-name="T46">vocational training</text:span></text:p>
      <text:p text:style-name="Quotations"><text:span text:style-name="T17">Socrate, la veille de sa mort, était en train d'apprendre un air de flûte. « A quoi cela te servira-t-il ? lui dit-on. - A savoir cet air avant de mourir. »</text:span><text:span text:style-name="T46"> 1966, Émile Cioran.</text:span></text:p>
      <text:p text:style-name="Quotations">Cette <text:span text:style-name="T78">an</text:span><text:span text:style-name="T79">n</text:span><text:span text:style-name="T78">ecdote</text:span> de la vie de Socrate résume parfaitement mon point de vue sur l'apprentissage. Apprendre est une fin en soi. Il n'est pas besoin d'avoir de longues années de pratique devant nous pour justifier l'investissement dans un nouveau cursus. <text:line-break/>J'aime des choses très variées, de l'informatique à la littérature, en passant par l'astronomie, la mythologie et la pâtisserie, etc. Et si je me forme en autodidacte, je suis par ailleurs de nombreux cours pour des publics adultes. Il y a quelques temps, je me suis également mis aux <text:span text:style-name="T44">MOOC</text:span> (Massive Open Online Courses). Je suis inscrite sur la plateforme de <text:a xlink:type="simple" xlink:href="https://www.coursera.org/">Coursera</text:a> et participe aux cours qui recoupent mes centres d'intérêts. <text:line-break/><text:line-break/>Ci-dessous, les formations que j'ai pu suivre jusque-là. </text:p>
      <text:p text:style-name="Quotations">Formation Initiale :</text:p>
      <text:p text:style-name="Quotations"><text:span text:style-name="T44">Master MIAGE SITN</text:span> (Système d'Information et Technologies Nouvelles). Il s'agit d'un bac+5 dans le domaine de l'informatique de gestion. </text:p>
      <text:p text:style-name="Quotations">Formation continue :</text:p>
      <text:p text:style-name="Quotations">via MOOC</text:p>
      <text:list xml:id="list2023588757981367264" text:style-name="L4">
        <text:list-item>
          <text:p text:style-name="P47">Gamification - Université de Pennsylvanie </text:p>
        </text:list-item>
        <text:list-item>
          <text:p text:style-name="P47">Machine Learning - Université de Stanford </text:p>
        </text:list-item>
        <text:list-item>
          <text:p text:style-name="P47">Programmation fonctionnelle en Scala - École Polytechnique Fédérale de Lausanne </text:p>
        </text:list-item>
        <text:list-item>
          <text:p text:style-name="P47">Creative programming - Université de Londres </text:p>
        </text:list-item>
        <text:list-item>
          <text:p text:style-name="P47">Song writing - École de Musique de Berklee </text:p>
        </text:list-item>
        <text:list-item>
          <text:p text:style-name="P47">Introduction à la guitare - École de Musique de Berklee </text:p>
        </text:list-item>
      </text:list>
      <text:p text:style-name="Quotations">via Cours pour adultes</text:p>
      <text:list xml:id="list6469692039601833305" text:style-name="L5">
        <text:list-item>
          <text:p text:style-name="P48">Photoshop </text:p>
        </text:list-item>
        <text:list-item>
          <text:p text:style-name="P48">3DS Max </text:p>
        </text:list-item>
        <text:list-item>
          <text:p text:style-name="P48">Anglais par l'expression théâtrale </text:p>
        </text:list-item>
      </text:list>
      <text:h text:style-name="P35" text:outline-level="1"><text:bookmark-start text:name="__RefHeading__143_516004194"/><text:soft-page-break/>Ecrits (Writings)<text:bookmark-end text:name="__RefHeading__143_516004194"/></text:h>
      <text:p text:style-name="P19">Pêle-mêle, quelques-uns de mes projets d'écriture. Certains sont disponibles à la lecture, d'autres non. Suivez les petites icônes. Vous trouverez un rapide descriptif dans tous les cas.</text:p>
      <text:p text:style-name="Text_20_body"><text:span text:style-name="T39">My writing</text:span><text:span text:style-name="T41">s</text:span><text:span text:style-name="T39">. Some are available for reading, others aren't. Follow the little icons. You</text:span><text:span text:style-name="T124">'ll</text:span><text:span text:style-name="T39"> find a summary </text:span><text:span text:style-name="T40">in any case</text:span><text:span text:style-name="T39">.</text:span></text:p>
      <text:h text:style-name="Heading_20_1" text:outline-level="1"><text:bookmark-start text:name="__RefHeading__145_516004194"/><text:span text:style-name="T8">Illustrations (</text:span><text:span text:style-name="T9">Drawings</text:span><text:span text:style-name="T8">)</text:span><text:bookmark-end text:name="__RefHeading__145_516004194"/></text:h>
      <text:h text:style-name="Heading_20_2" text:outline-level="2">Illustrations roman <text:span text:style-name="T138">(Novel Illustrations)</text:span></text:h>
      <text:p text:style-name="Quotations"><text:span text:style-name="T138">3141 Kilomètres</text:span></text:p>
      <text:p text:style-name="P29"><text:span text:style-name="T143">[</text:span><text:span text:style-name="T144">Rien à traduire</text:span><text:span text:style-name="T143">]</text:span></text:p>
      <text:h text:style-name="Heading_20_2" text:outline-level="2">Auto-portraits <text:span text:style-name="T138">(Self-portraits)</text:span></text:h>
      <text:p text:style-name="Quotations"><text:span text:style-name="T138">Étant donné mon niveau actuel, j'ai grand besoin de modèle pour dessiner. Et comme je ne souhaite vexer personne et éviter les « Euh, c'est moi, ça ? », j'ai réalisé que j'étais le sujet le plus flexible à disposition. ^^</text:span></text:p>
      <text:p text:style-name="P28"><text:span text:style-name="T139">Given my current level, I highly need </text:span><text:span text:style-name="T140">a model to draw. </text:span><text:span text:style-name="T141">And since I don't want to upset anyone and avoid any “Huh, is </text:span><text:span text:style-name="T29">th</text:span><text:span text:style-name="T30">is</text:span><text:span text:style-name="T29"> supposed to be </text:span><text:span text:style-name="T141">me?”, I realised I was the most </text:span><text:span text:style-name="T142">flexible</text:span><text:span text:style-name="T141"> and </text:span><text:span text:style-name="T145">readily</text:span><text:span text:style-name="T141"> available subject.</text:span></text:p>
      <text:h text:style-name="Heading_20_2" text:outline-level="2">Divers <text:span text:style-name="T138">(Miscellanous)</text:span></text:h>
      <text:h text:style-name="P36" text:outline-level="1"><text:bookmark-start text:name="__RefHeading__147_516004194"/>Applications (Software)<text:bookmark-end text:name="__RefHeading__147_516004194"/></text:h>
      <text:p text:style-name="P49">Prochainement !</text:p>
      <text:p text:style-name="P10">Un espace pour une application qui met en pratique ce que j'ai appris en suivant un cours de <text:span text:style-name="T11">creative programming</text:span>. Ce sera un mini jeu développé avec <text:span text:style-name="T11">Processing</text:span> et dont le héros, vous l'aurez deviné, est un petit monstre en peluche.</text:p>
      <text:p text:style-name="P10">L'application est en cours de développement. Les animations sont assez simplistes. Et il va falloir que je me mette à <text:span text:style-name="T11">Audacity</text:span> pour réaliser le son : grosse nouveauté pour moi.</text:p>
      <text:p text:style-name="P20">Coming soon!</text:p>
      <text:p text:style-name="P20">A space for a program which puts into application what I have learnt in a creative programming course. This will be a mini-game developed with Processing and which hero, as you may have guessed, is a little plush monster.</text:p>
      <text:p text:style-name="P3"><text:span text:style-name="T23">The application is </text:span><text:span text:style-name="T24">being developed. </text:span><text:span text:style-name="T25">Its animations are quite simple. <text:s/>And I will have to get myself to Audacity for the sound part: this is completely new for me.</text:span></text:p>
      <text:h text:style-name="Heading_20_1" text:outline-level="1"><text:bookmark-start text:name="__RefHeading__149_516004194"/><text:span text:style-name="T10">A mon propos (About </text:span><text:span text:style-name="T72">[me]</text:span><text:span text:style-name="T10">)</text:span><text:bookmark-end text:name="__RefHeading__149_516004194"/></text:h>
      <text:p text:style-name="P10"><text:span text:style-name="T10">Ce qu'il faut retenir </text:span><text:span text:style-name="T15">à mon propos</text:span><text:span text:style-name="T10"> est ceci : que ce soit en termes de travail ou de passion, il y a pléthores de choses qui m'intéressent et dans lesquelles je m'investis.</text:span></text:p>
      <text:p text:style-name="P50"><text:soft-page-break/>J'ai un master en informatique de gestion et je travaille dans le milieu du jeu vidéo, principalement sur des postes créatifs (game content design, level design, etc.). J'ai donc une solide éducation scientifique : je suis organisée, méthodique, pragmatique. Une vraie cartésienne ! Et en parallèle de cela, j'adore créer des histoires, des personnages, des jeux, les mettre en œuvre et veiller à chaque détail.</text:p>
      <text:p text:style-name="P50">Fromage ou dessert ? Pourquoi choisir ? J'aime sauter d'une branche à l'autre de l'arbre des possibles. Ne pas me cantonner à un seul et unique domaine auquel je devrais rester fidèle coûte que coûte. On me dit spécialisation, je réponds polyvalence. J'aime apprendre. J'adore acquérir et appliquer de nouveaux savoirs. C'est une chose pour laquelle je suis naturellement douée et que je cherche encore et toujours à développer.</text:p>
      <text:p text:style-name="P21">What one should remember about me is: be it about work or personal interests, there are endlessly many things I'm interested in and in which I invest my time.</text:p>
      <text:p text:style-name="Text_20_body"><text:span text:style-name="T26">I have a Masters in Computer Science applied to Management and I work in the video game industry, mainly in </text:span><text:span text:style-name="T28">creative</text:span><text:span text:style-name="T26"> positions </text:span><text:span text:style-name="T27">(game content design, level design, etc.). I thus have a</text:span><text:span text:style-name="T31"> </text:span><text:span text:style-name="T32">solid scientific background: I'm organised, </text:span><text:span text:style-name="T34">methodical</text:span><text:span text:style-name="T33">, pragmatic. A true </text:span><text:span text:style-name="T34">Cartesian! </text:span><text:span text:style-name="T35">And in parallel, I love creating stories, characters, games, </text:span><text:span text:style-name="T36">bringing them to life while keeping a keen eye on each detail.</text:span></text:p>
      <text:p text:style-name="Text_20_body"><text:span text:style-name="T37">Cheese or dessert? Why choose? I like jumping from one branch to the next on the tree of possibilities; </text:span><text:span text:style-name="T133">to </text:span><text:span text:style-name="T38">not </text:span><text:span text:style-name="T133">restrain </text:span><text:span text:style-name="T38">myself to one and only subject to which I'd have to stick at all cost. When people say specialisation, I think versatility. I love learning </text:span><text:span text:style-name="T135">and acquiring new knowledge</text:span><text:span text:style-name="T38">. This is something I'm naturally gifted at and </text:span><text:span text:style-name="T136">that</text:span><text:span text:style-name="T38"> I </text:span><text:span text:style-name="T134">continuously strive</text:span><text:span text:style-name="T38"> to devel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0.499cm" fo:margin-right="0.499cm" fo:margin-top="0cm" fo:margin-bottom="0.499cm" style:contextual-spacing="false" fo:text-indent="0cm" style:auto-text-indent="false" fo:padding="0.499cm" fo:border-left="0.06pt solid #000000" fo:border-right="none" fo:border-top="none" fo:border-bottom="none" style:shadow="none"/>
      <style:text-properties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ta:initial-creator>
    <meta:creation-date>2013-10-20T16:30:55</meta:creation-date>
    <dc:date>2013-10-20T22:45:04</dc:date>
    <dc:creator>Kevin </dc:creator>
    <meta:editing-duration>PT2H3M55S</meta:editing-duration>
    <meta:editing-cycles>179</meta:editing-cycles>
    <meta:generator>LibreOffice/4.0.2.2$Linux_X86_64 LibreOffice_project/400m0$Build-2</meta:generator>
    <meta:document-statistic meta:table-count="0" meta:image-count="0" meta:object-count="0" meta:page-count="7" meta:paragraph-count="127" meta:word-count="2358" meta:character-count="14672" meta:non-whitespace-character-count="12438"/>
  </office:meta>
</office:document-meta>
</file>